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List_20_Indent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Title">Fiche de Lecture </text:p>
      <text:p text:style-name="List_20_Indent"/>
      <text:p text:style-name="List_20_Indent"><draw:line text:anchor-type="char" draw:z-index="0" draw:style-name="gr1" draw:text-style-name="P5" svg:x1="0.005cm" svg:y1="0.538cm" svg:x2="17.018cm" svg:y2="0.485cm"><text:p/></draw:line></text:p>
      <text:p text:style-name="P4"/>
      <text:p text:style-name="Text_20_body_20_indent"><text:span text:style-name="T1">Nom du papier : </text:span>Conception et réalisation d'un système pour environnements virtuels massivement partagés</text:p>
      <text:p text:style-name="P4">Auteur(s) : <text:span text:style-name="T2">Gwendal Simon<text:tab/></text:span></text:p>
      <text:p text:style-name="P4">Lieu de présentation : <text:span text:style-name="T2">Thèse, équipe ADEPT</text:span></text:p>
      <text:p text:style-name="P4">Année : <text:span text:style-name="T2">10 décembre 2004</text:span></text:p>
      <text:p text:style-name="List_20_Indent"><text:span text:style-name="T1">Mots Clés : </text:span><text:span text:style-name="T2">Poste-à-poste, Réalité virtuelle partagée, Réseaux ad-hoc, Géométrie Algorithmique,Traitement réparti </text:span></text:p>
      <text:p text:style-name="P4"/>
      <text:p text:style-name="P2"><draw:line text:anchor-type="char" draw:z-index="1" draw:style-name="gr1" draw:text-style-name="P5" svg:x1="0.005cm" svg:y1="0.268cm" svg:x2="17.018cm" svg:y2="0.215cm"><text:p/></draw:line></text:p>
      <text:p text:style-name="List_20_2"/>
      <text:p text:style-name="List_20_2">→ Collaboration des pairs voisins pour indiquer, si une entité C se déplace vers B et que A détecte alors A prévient B. Collaboration dans les deux sens .</text:p>
      <text:p text:style-name="List_20_2"/>
      <text:p text:style-name="List_20_2">→ Introduction de la notion de nœud : identifiant, pseudo, calibre, nombres de voisins espérés, position, orientation et rayon de connaissance</text:p>
      <text:p text:style-name="List_20_2"/>
      <text:p text:style-name="List_20_2">→ Détection des arrivées, des départs, changement de propriété ...</text:p>
      <text:p text:style-name="List_20_2"/>
      <text:p text:style-name="List_20_2">→ Volonté d'une architecture flexible et indépendant des langages ou des OS.</text:p>
      <text:p text:style-name="P3"><text:span text:style-name="Bullet_20_Symbol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age au Lip6 : Amélioration de la réactivité des réseaux pair à pair pour MMOG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0:33:44</meta:creation-date>
    <dc:date>2010-04-07T14:19:36</dc:date>
    <dc:creator>xavier </dc:creator>
    <meta:editing-duration>PT03H36M34S</meta:editing-duration>
    <meta:editing-cycles>10</meta:editing-cycles>
    <meta:generator>OpenOffice.org/3.1$Linux OpenOffice.org_project/310m19$Build-9420</meta:generator>
    <meta:document-statistic meta:table-count="0" meta:image-count="0" meta:object-count="0" meta:page-count="1" meta:paragraph-count="11" meta:word-count="132" meta:character-count="845"/>
  </office:meta>
</office:document-meta>
</file>